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 Sans" svg:font-family="'Open Sans'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e2d" officeooo:paragraph-rsid="0001fe2d"/>
    </style:style>
    <style:style style:name="P2" style:family="paragraph" style:parent-style-name="Standard">
      <style:text-properties officeooo:rsid="0002f0d7" officeooo:paragraph-rsid="0002f0d7"/>
    </style:style>
    <style:style style:name="P3" style:family="paragraph" style:parent-style-name="Standard">
      <style:text-properties fo:font-weight="bold" officeooo:rsid="0002f0d7" officeooo:paragraph-rsid="0002f0d7" style:font-weight-asian="bold" style:font-weight-complex="bold"/>
    </style:style>
    <style:style style:name="P4" style:family="paragraph" style:parent-style-name="Standard">
      <style:text-properties fo:font-weight="bold" officeooo:rsid="00078246" officeooo:paragraph-rsid="00078246" style:font-weight-asian="bold" style:font-weight-complex="bold"/>
    </style:style>
    <style:style style:name="P5" style:family="paragraph" style:parent-style-name="Standard">
      <style:text-properties fo:font-weight="bold" officeooo:rsid="00093033" officeooo:paragraph-rsid="00093033" style:font-weight-asian="bold" style:font-weight-complex="bold"/>
    </style:style>
    <style:style style:name="P6" style:family="paragraph" style:parent-style-name="Standard">
      <style:text-properties fo:font-weight="bold" officeooo:rsid="000a9a12" officeooo:paragraph-rsid="000a9a12" style:font-weight-asian="bold" style:font-weight-complex="bold"/>
    </style:style>
    <style:style style:name="P7" style:family="paragraph" style:parent-style-name="Standard">
      <style:text-properties fo:font-weight="bold" officeooo:rsid="000dc59a" officeooo:paragraph-rsid="000dc59a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0f911b" officeooo:paragraph-rsid="000f911b" style:font-weight-asian="bold" style:font-weight-complex="bold"/>
    </style:style>
    <style:style style:name="P9" style:family="paragraph" style:parent-style-name="Standard">
      <style:text-properties fo:font-weight="bold" officeooo:rsid="0013515a" officeooo:paragraph-rsid="0013515a" style:font-weight-asian="bold" style:font-weight-complex="bold"/>
    </style:style>
    <style:style style:name="P10" style:family="paragraph" style:parent-style-name="Standard">
      <style:text-properties fo:font-weight="bold" officeooo:rsid="001988fc" officeooo:paragraph-rsid="001988fc" style:font-weight-asian="bold" style:font-weight-complex="bold"/>
    </style:style>
    <style:style style:name="P11" style:family="paragraph" style:parent-style-name="Standard">
      <style:text-properties fo:font-weight="bold" officeooo:rsid="001988fc" officeooo:paragraph-rsid="001c9a0b" style:font-weight-asian="bold" style:font-weight-complex="bold"/>
    </style:style>
    <style:style style:name="P12" style:family="paragraph" style:parent-style-name="Standard">
      <style:text-properties fo:font-weight="bold" officeooo:rsid="001f3a1b" officeooo:paragraph-rsid="001f3a1b" style:font-weight-asian="bold" style:font-weight-complex="bold"/>
    </style:style>
    <style:style style:name="P13" style:family="paragraph" style:parent-style-name="Standard">
      <style:text-properties fo:font-weight="bold" officeooo:rsid="0022fb53" officeooo:paragraph-rsid="0022fb53" style:font-weight-asian="bold" style:font-weight-complex="bold"/>
    </style:style>
    <style:style style:name="P14" style:family="paragraph" style:parent-style-name="Standard">
      <style:text-properties fo:font-weight="bold" officeooo:rsid="000613d8" officeooo:paragraph-rsid="000613d8" style:font-weight-asian="bold" style:font-weight-complex="bold"/>
    </style:style>
    <style:style style:name="P15" style:family="paragraph" style:parent-style-name="Standard">
      <style:text-properties fo:font-weight="bold" officeooo:rsid="002d6212" officeooo:paragraph-rsid="002d6212" style:font-weight-asian="bold" style:font-weight-complex="bold"/>
    </style:style>
    <style:style style:name="P16" style:family="paragraph" style:parent-style-name="Standard">
      <style:text-properties fo:font-weight="bold" officeooo:rsid="003067cf" officeooo:paragraph-rsid="003067cf" style:font-weight-asian="bold" style:font-weight-complex="bold"/>
    </style:style>
    <style:style style:name="P17" style:family="paragraph" style:parent-style-name="Standard">
      <style:text-properties fo:font-style="normal" style:text-underline-style="none" officeooo:rsid="000613d8" officeooo:paragraph-rsid="000613d8" style:font-style-asian="normal" style:font-style-complex="normal"/>
    </style:style>
    <style:style style:name="P18" style:family="paragraph" style:parent-style-name="Standard">
      <style:text-properties fo:font-weight="normal" officeooo:rsid="00078246" officeooo:paragraph-rsid="00078246" style:font-weight-asian="normal" style:font-weight-complex="normal"/>
    </style:style>
    <style:style style:name="P19" style:family="paragraph" style:parent-style-name="Standard">
      <style:text-properties fo:font-weight="normal" officeooo:rsid="0002f0d7" officeooo:paragraph-rsid="0002f0d7" style:font-weight-asian="normal" style:font-weight-complex="normal"/>
    </style:style>
    <style:style style:name="P20" style:family="paragraph" style:parent-style-name="Standard">
      <style:text-properties fo:font-weight="normal" officeooo:rsid="00093033" officeooo:paragraph-rsid="00093033" style:font-weight-asian="normal" style:font-weight-complex="normal"/>
    </style:style>
    <style:style style:name="P21" style:family="paragraph" style:parent-style-name="Standard">
      <style:text-properties fo:font-weight="normal" officeooo:rsid="000a9a12" officeooo:paragraph-rsid="000a9a12" style:font-weight-asian="normal" style:font-weight-complex="normal"/>
    </style:style>
    <style:style style:name="P22" style:family="paragraph" style:parent-style-name="Standard">
      <style:text-properties fo:font-weight="normal" officeooo:rsid="000cb4e8" officeooo:paragraph-rsid="0002f0d7" style:font-weight-asian="normal" style:font-weight-complex="normal"/>
    </style:style>
    <style:style style:name="P23" style:family="paragraph" style:parent-style-name="Standard">
      <style:text-properties fo:font-weight="normal" officeooo:rsid="001988fc" officeooo:paragraph-rsid="001988fc" style:font-weight-asian="normal" style:font-weight-complex="normal"/>
    </style:style>
    <style:style style:name="P24" style:family="paragraph" style:parent-style-name="Standard">
      <style:text-properties fo:font-weight="normal" officeooo:rsid="001988fc" officeooo:paragraph-rsid="001c9a0b" style:font-weight-asian="normal" style:font-weight-complex="normal"/>
    </style:style>
    <style:style style:name="P25" style:family="paragraph" style:parent-style-name="Standard">
      <style:text-properties fo:font-weight="normal" officeooo:rsid="001c9a0b" officeooo:paragraph-rsid="001c9a0b" style:font-weight-asian="normal" style:font-weight-complex="normal"/>
    </style:style>
    <style:style style:name="P26" style:family="paragraph" style:parent-style-name="Standard">
      <style:text-properties fo:font-weight="normal" officeooo:rsid="001f3a1b" officeooo:paragraph-rsid="001f3a1b" style:font-weight-asian="normal" style:font-weight-complex="normal"/>
    </style:style>
    <style:style style:name="P27" style:family="paragraph" style:parent-style-name="Standard">
      <style:text-properties fo:font-weight="normal" officeooo:rsid="0022fb53" officeooo:paragraph-rsid="0025c986" style:font-weight-asian="normal" style:font-weight-complex="normal"/>
    </style:style>
    <style:style style:name="P28" style:family="paragraph" style:parent-style-name="Standard">
      <style:text-properties fo:font-weight="normal" officeooo:rsid="0022fb53" officeooo:paragraph-rsid="0022fb53" style:font-weight-asian="normal" style:font-weight-complex="normal"/>
    </style:style>
    <style:style style:name="P29" style:family="paragraph" style:parent-style-name="Standard">
      <style:text-properties fo:font-weight="normal" officeooo:rsid="0022fb53" officeooo:paragraph-rsid="00287926" style:font-weight-asian="normal" style:font-weight-complex="normal"/>
    </style:style>
    <style:style style:name="P30" style:family="paragraph" style:parent-style-name="Standard">
      <style:text-properties fo:font-weight="normal" officeooo:rsid="002bb583" officeooo:paragraph-rsid="002bb583" style:font-weight-asian="normal" style:font-weight-complex="normal"/>
    </style:style>
    <style:style style:name="P31" style:family="paragraph" style:parent-style-name="Standard">
      <style:text-properties fo:font-weight="normal" officeooo:rsid="003067cf" officeooo:paragraph-rsid="003067cf" style:font-weight-asian="normal" style:font-weight-complex="normal"/>
    </style:style>
    <style:style style:name="P32" style:family="paragraph" style:parent-style-name="Standard">
      <style:text-properties officeooo:rsid="000f911b" officeooo:paragraph-rsid="000f911b"/>
    </style:style>
    <style:style style:name="P33" style:family="paragraph" style:parent-style-name="Standard">
      <style:text-properties officeooo:rsid="001189cb" officeooo:paragraph-rsid="001189cb"/>
    </style:style>
    <style:style style:name="P34" style:family="paragraph" style:parent-style-name="Standard">
      <style:text-properties officeooo:rsid="0013515a" officeooo:paragraph-rsid="0013515a"/>
    </style:style>
    <style:style style:name="P35" style:family="paragraph" style:parent-style-name="Standard">
      <style:text-properties officeooo:rsid="0015615f" officeooo:paragraph-rsid="0015615f"/>
    </style:style>
    <style:style style:name="P36" style:family="paragraph" style:parent-style-name="Standard">
      <style:text-properties officeooo:rsid="0017a229" officeooo:paragraph-rsid="0017a229"/>
    </style:style>
    <style:style style:name="P37" style:family="paragraph" style:parent-style-name="Standard">
      <style:text-properties officeooo:rsid="002d6212" officeooo:paragraph-rsid="002d6212"/>
    </style:style>
    <style:style style:name="P38" style:family="paragraph" style:parent-style-name="Standard">
      <style:text-properties officeooo:rsid="0015615f" officeooo:paragraph-rsid="0015615f"/>
    </style:style>
    <style:style style:name="T1" style:family="text">
      <style:text-properties officeooo:rsid="0003f863"/>
    </style:style>
    <style:style style:name="T2" style:family="text">
      <style:text-properties fo:font-variant="normal" fo:text-transform="none" fo:color="#333333" loext:opacity="100%" style:font-name="Open Sans" fo:font-size="12pt" fo:letter-spacing="normal" fo:font-style="normal"/>
    </style:style>
    <style:style style:name="T3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b4e8" style:font-weight-asian="normal" style:font-weight-complex="normal"/>
    </style:style>
    <style:style style:name="T6" style:family="text">
      <style:text-properties fo:font-weight="normal" officeooo:rsid="001c9a0b" style:font-weight-asian="normal" style:font-weight-complex="normal"/>
    </style:style>
    <style:style style:name="T7" style:family="text">
      <style:text-properties officeooo:rsid="000dc5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47632"/>
    </style:style>
    <style:style style:name="T10" style:family="text">
      <style:text-properties officeooo:rsid="0015c5c2"/>
    </style:style>
    <style:style style:name="T11" style:family="text">
      <style:text-properties officeooo:rsid="0017a229"/>
    </style:style>
    <style:style style:name="T12" style:family="text">
      <style:text-properties officeooo:rsid="0025c986"/>
    </style:style>
    <style:style style:name="T13" style:family="text">
      <style:text-properties officeooo:rsid="00287926"/>
    </style:style>
    <style:style style:name="T14" style:family="text">
      <style:text-properties officeooo:rsid="002bb583"/>
    </style:style>
    <style:style style:name="T15" style:family="text">
      <style:text-properties officeooo:rsid="0015615f"/>
    </style:style>
    <style:style style:name="T16" style:family="text">
      <style:text-properties officeooo:rsid="002f7f96"/>
    </style:style>
    <style:style style:name="T17" style:family="text">
      <style:text-properties officeooo:rsid="0033c77e"/>
    </style:style>
    <style:style style:name="T18" style:family="text">
      <style:text-properties officeooo:rsid="0033d078"/>
    </style:style>
    <style:style style:name="T19" style:family="text">
      <style:text-properties officeooo:rsid="0034b1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ttacks</text:p>
      <text:p text:style-name="P18"><text:span text:style-name="T2">session fixation</text:span> </text:p>
      <text:p text:style-name="P3"><text:span text:style-name="T3">clickjacking</text:span> </text:p>
      <text:p text:style-name="P3"/>
      <text:p text:style-name="P3"><text:span text:style-name="T7">C</text:span>ross site request forgery.<text:span text:style-name="T4"> </text:span><text:span text:style-name="T5">Protection methods:</text:span></text:p>
      <text:p text:style-name="P22">- Synchronizer token pattern – add some token to request. Important is that this token is never included to req. by browser by default.</text:p>
      <text:p text:style-name="P22">- SameSite attribute – add SameSite=Strict/Lax while setting cooky</text:p>
      <text:p text:style-name="P19"/>
      <text:p text:style-name="P5">How passwords were kept</text:p>
      <text:p text:style-name="P20">- without any transformation - plain value</text:p>
      <text:p text:style-name="P20">- after applied one way hash function (but Rainbow Tables appeared)</text:p>
      <text:p text:style-name="P20">- hash applied to salted passw(with added random bytes)</text:p>
      <text:p text:style-name="P20">- adaptive one way hash function (it’s intentionally resource intensive to validate)</text:p>
      <text:p text:style-name="P20"/>
      <text:p text:style-name="P6">Spring’s password encoders</text:p>
      <text:p text:style-name="P21">NoOpPasswordEncoder, DelegatingPasswordEncoder</text:p>
      <text:p text:style-name="P21">https://w3c.github.io/webappsec-change-password-url/</text:p>
      <text:p text:style-name="P21"/>
      <text:p text:style-name="P3"/>
      <text:p text:style-name="P3">Generate self signed sertificate</text:p>
      <text:p text:style-name="P2">openssl req </text:p>
      <text:p text:style-name="P2">create new certificate and private key<text:tab/><text:tab/>-newkey rsa:2048</text:p>
      <text:p text:style-name="P2">something to sign request??<text:tab/>-sha256</text:p>
      <text:p text:style-name="P2">do not encrypt private key<text:tab/>-nodes</text:p>
      <text:p text:style-name="P2">export private key to file<text:tab/>-keyout &lt;name of file&gt;</text:p>
      <text:p text:style-name="P2">output self signed certificate(instead output request)???<text:tab/>-x509</text:p>
      <text:p text:style-name="P2">-days 365</text:p>
      <text:p text:style-name="P2">filename of certificate<text:tab/><text:tab/>-out &lt;filename, “<text:span text:style-name="T1">your_public.pem</text:span>”&gt;</text:p>
      <text:p text:style-name="P2">-subj "/C=US/ST=New York/L=Brooklyn/O=Example Brooklyn Company/CN=YOURDOMAIN.EXAMPLE"</text:p>
      <text:p text:style-name="P1"/>
      <text:p text:style-name="P14">import private key and cert to keystore</text:p>
      <text:p text:style-name="P17">openssl pkcs12 -export -inkey your_private_key.key <text:s/>-in result.pem -name my_name -out final_result.pfx</text:p>
      <text:p text:style-name="P1"/>
      <text:p text:style-name="P7">Spring properties</text:p>
      <text:p text:style-name="P1">server.ssl.enabled=false</text:p>
      <text:p text:style-name="P1">server.ssl.key-store-type=PKCS12</text:p>
      <text:p text:style-name="P1">server.ssl.key-store=file:e:\\cert\\play.p12</text:p>
      <text:p text:style-name="P1">server.ssl.key-store-password=qwerty</text:p>
      <text:p text:style-name="P1">server.ssl.key-alias=play2</text:p>
      <text:p text:style-name="P1"/>
      <text:p text:style-name="P1"/>
      <text:p text:style-name="P8">Spring security usage</text:p>
      <text:p text:style-name="P32">Add dependency</text:p>
      <text:p text:style-name="P32">&lt;dependency&gt;</text:p>
      <text:p text:style-name="P32"><text:tab/>&lt;groupId&gt;org.springframework.boot&lt;/groupId&gt;</text:p>
      <text:p text:style-name="P32"><text:tab/>&lt;artifactId&gt;spring-boot-starter-security&lt;/artifactId&gt;</text:p>
      <text:p text:style-name="P32">&lt;/dependency&gt;</text:p>
      <text:p text:style-name="P32"/>
      <text:p text:style-name="P33">Create configuration(note annotation)</text:p>
      <text:p text:style-name="P33">@EnableWebSecurity</text:p>
      <text:p text:style-name="P33">public class SecurityConfig { }</text:p>
      <text:p text:style-name="P33"/>
      <text:p text:style-name="P33">Provide filter chain</text:p>
      <text:p text:style-name="P33">@Bean</text:p>
      <text:p text:style-name="P33">public SecurityFilterChain securityFilterChain(HttpSecurity httpSecurity) {</text:p>
      <text:p text:style-name="P33"><text:tab/>… config. httpSecurity (see below)</text:p>
      <text:p text:style-name="P33"><text:tab/>return httpSecurity.build()</text:p>
      <text:p text:style-name="P33">}</text:p>
      <text:p text:style-name="P33"/>
      <text:p text:style-name="P9">Config <text:span text:style-name="T9">Authentication</text:span></text:p>
      <text:p text:style-name="P35">Basic auth.</text:p>
      <text:p text:style-name="P35">httpSecurity.httpBasic()</text:p>
      <text:p text:style-name="P35"><text:tab/>.authenticationDetailsSource() - <text:span text:style-name="T10">opt., this creates obj, which will be returned by Authentication#getDetails() (see below)</text:span></text:p>
      <text:p text:style-name="P35"><text:tab/>.authenticationEntryPoint(…) - opt., in case of auth. failure this should add header WWW-Authenticate and other customization.</text:p>
      <text:p text:style-name="P35"><text:tab/>.realmName(…) - opt., value for parameter “realm”(WWW-Authenticate: Basic realm={value})</text:p>
      <text:p text:style-name="P35"/>
      <text:p text:style-name="P15">Not to send “<text:span text:style-name="T15">WWW-Authenticate</text:span>” <text:span text:style-name="T4">(so browser will not show login/password pop-up)</text:span></text:p>
      <text:p text:style-name="P37">Add to request header X-Requested-With: XMLHttpRequest</text:p>
      <text:p text:style-name="P35"/>
      <text:p text:style-name="P35"/>
      <text:p text:style-name="P10">Define password encoder <text:span text:style-name="T4">by registering bean</text:span></text:p>
      <text:p text:style-name="P23">@Bean</text:p>
      <text:p text:style-name="P23">PasswordEncoder passwordEncoder() { return NoOpPasswordEncoder.getInstance(); }</text:p>
      <text:p text:style-name="P25">Other password encoders:</text:p>
      <text:p text:style-name="P24">BcryptPasswordEncoder</text:p>
      <text:p text:style-name="P11"><text:span text:style-name="T4">DelegatingPasswordEncoder – </text:span><text:span text:style-name="T6">allows to “check” passwords encoded by several encoders.</text:span></text:p>
      <text:p text:style-name="P25"><text:tab/>Passwords are stores as: {id-of-encoder}encoded-password. Chooses id-of-encoder as you wish.</text:p>
      <text:p text:style-name="P25"><text:tab/>Requires a map with id-of-encoder=instance-of-encoder. New passwords will be encrypted by 1 <text:tab/>specified (via id-of-encoder in constructor) encoder</text:p>
      <text:p text:style-name="P25"/>
      <text:p text:style-name="P12"><text:span text:style-name="T4">Note: </text:span><text:span text:style-name="T6">UserDetailsServiceAutoConfiguration </text:span><text:span text:style-name="T4">may create</text:span></text:p>
      <text:p text:style-name="P26"/>
      <text:p text:style-name="P26">SecurityContextRepository – <text:span text:style-name="T18">interface which loads/saves Security context</text:span></text:p>
      <text:p text:style-name="P35">AuthenticationManager – <text:span text:style-name="T11">responsible for authentication(contains only authenticate())</text:span></text:p>
      <text:p text:style-name="P35">AuthenticationProvider – <text:span text:style-name="T11">resp. for 1 type of auth.(contains support() and authenticate())</text:span></text:p>
      <text:p text:style-name="P35"><text:tab/>DaoAuthenticationProvider – <text:span text:style-name="T16">uses UserDetailsService, supports <text:tab/>UsernamePasswordAuthenticationToken – </text:span><text:span text:style-name="T17">Authentication with username &amp; password</text:span></text:p>
      <text:p text:style-name="P35">SecurityContextHolder – <text:span text:style-name="T19">use it’s static method to access SecurityContext</text:span></text:p>
      <text:p text:style-name="P16"><text:soft-page-break/>Log out</text:p>
      <text:p text:style-name="P31">httpSecurity.logout()</text:p>
      <text:p text:style-name="P36"><text:span text:style-name="T19">Usefull: </text:span>HttpStatusReturningLogoutSuccessHandler</text:p>
      <text:p text:style-name="P35"/>
      <text:p text:style-name="P34"/>
      <text:p text:style-name="P34">httpSecurity.csrf().csrfTokenRepository(CookieCsrfTokenRepository.withHttpOnlyFalse());</text:p>
      <text:p text:style-name="P34"><text:s text:c="8"/>httpSecurity.csrf().ignoringAntMatchers("/api/v1.0/logout");</text:p>
      <text:p text:style-name="P34">invalidSessionStrategy(new UnauthorizedStatusStrategy());</text:p>
      <text:p text:style-name="P34">.sessionAuthenticationStrategy()</text:p>
      <text:p text:style-name="P33"/>
      <text:p text:style-name="P13">Session properties</text:p>
      <text:p text:style-name="P27">server.servlet.session.cookie.<text:span text:style-name="T12">n</text:span>ame</text:p>
      <text:p text:style-name="P27">server.servlet.session.cookie.<text:span text:style-name="T12">d</text:span>omain</text:p>
      <text:p text:style-name="P27">server.servlet.session.cookie.<text:span text:style-name="T12">p</text:span>ath</text:p>
      <text:p text:style-name="P28">server.servlet.session.cookie.http-only=true</text:p>
      <text:p text:style-name="P28">server.servlet.session.cookie.secure=true</text:p>
      <text:p text:style-name="P29">server.servlet.session.cookie.<text:span text:style-name="T13">same-site</text:span></text:p>
      <text:p text:style-name="P29"/>
      <text:p text:style-name="P30">Where to keep <text:span text:style-name="T8">jsessionid</text:span>:</text:p>
      <text:p text:style-name="P1"><text:span text:style-name="T14">s</text:span>erver.servlet.session.tracking-modes <text:span text:style-name="T14">= COOKIE/URL/SSL(??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 Sans" svg:font-family="'Open Sans'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2-09T16:28:14.296000000</dc:date>
    <meta:editing-duration>P3DT6H37M45S</meta:editing-duration>
    <meta:editing-cycles>40</meta:editing-cycles>
    <meta:document-statistic meta:table-count="0" meta:image-count="0" meta:object-count="0" meta:page-count="3" meta:paragraph-count="85" meta:word-count="388" meta:character-count="4023" meta:non-whitespace-character-count="3685"/>
  </office:meta>
</office:document-meta>
</file>